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bcc0d" officeooo:paragraph-rsid="000bcc0d" style:font-size-asian="10.5pt"/>
    </style:style>
    <style:style style:name="P2" style:family="paragraph" style:parent-style-name="Standard">
      <style:text-properties fo:language="fr" fo:country="FR" officeooo:rsid="000cc1b4" officeooo:paragraph-rsid="000bcc0d" style:font-size-asian="10.5pt"/>
    </style:style>
    <style:style style:name="P3" style:family="paragraph" style:parent-style-name="Standard">
      <style:text-properties fo:font-size="16pt" fo:language="fr" fo:country="FR" officeooo:rsid="000bcc0d" officeooo:paragraph-rsid="000bcc0d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Écrire un algorithme demandant à l'utilisateur un nombre. L'algorithme doit ensuite afficher un message indiquant si ce nombre est <text:span text:style-name="T1">premier</text:span>.</text:p>
      <text:p text:style-name="P1"/>
      <text:p text:style-name="P1">Un nombre <text:span text:style-name="T1">premier</text:span> est un entier naturel qui admet exactement deux diviseurs distincts entiers et positifs (qui sont alors 1 et lui-même). Ainsi, 1 n'est pas premier car il n'a qu'un seul diviseur entier positif; 0 non plus car il est divisible par tous les entiers positif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2.5in" fo:margin-bottom="0.7874in" fo:margin-left="2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5:57:01.394494829</meta:creation-date>
    <dc:date>2016-02-16T14:11:29.288600762</dc:date>
    <meta:editing-duration>PT51M11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2" meta:word-count="67" meta:character-count="413" meta:non-whitespace-character-count="348"/>
  </office:meta>
</office:document-meta>
</file>